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stre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 (m)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</text:p>
          </table:table-cell>
          <table:table-cell table:formula="of:=6.67*10^-11" office:value-type="float" office:value="0.0000000000667">
            <text:p>6,67E-01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 (m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2 (m)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V1</text:p>
          </table:table-cell>
          <table:table-cell table:formula="of:=(4/3)*PI()*[.B3]^3" office:value-type="float" office:value="523.598775598299">
            <text:p>523,5987755983</text:p>
          </table:table-cell>
          <table:table-cell table:number-columns-repeated="3"/>
        </table:table-row>
        <table:table-row table:style-name="ro1">
          <table:table-cell office:value-type="string">
            <text:p>V2</text:p>
          </table:table-cell>
          <table:table-cell table:formula="of:=(4/3)*PI()*[.B4]^3" office:value-type="float" office:value="4188.79020478639">
            <text:p>4188,7902047864</text:p>
          </table:table-cell>
          <table:table-cell table:number-columns-repeated="3"/>
        </table:table-row>
        <table:table-row table:style-name="ro1">
          <table:table-cell office:value-type="string">
            <text:p>m1 (kg)</text:p>
          </table:table-cell>
          <table:table-cell table:formula="of:=[.B5]*[.$B$2]*1000" office:value-type="float" office:value="523598.775598299">
            <text:p>523598,775598299</text:p>
          </table:table-cell>
          <table:table-cell table:number-columns-repeated="3"/>
        </table:table-row>
        <table:table-row table:style-name="ro1">
          <table:table-cell office:value-type="string">
            <text:p>m2 (kg)</text:p>
          </table:table-cell>
          <table:table-cell table:formula="of:=[.B6]*[.$B$2]*1000" office:value-type="float" office:value="4188790.20478639">
            <text:p>4188790,204786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=</text:p>
          </table:table-cell>
          <table:table-cell table:formula="of:=[.E1]*([.B7]*[.B8])/[.B1]^2" office:value-type="float" office:value="0.0146289469678369">
            <text:p>0,014628947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24/07/2019</text:date>, <text:time>14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</meta:initial-creator>
    <meta:creation-date>2019-07-24T14:19:02.39</meta:creation-date>
    <dc:date>2019-07-24T14:29:04.51</dc:date>
    <dc:creator>jonathan </dc:creator>
    <meta:editing-duration>PT10M4S</meta:editing-duration>
    <meta:editing-cycles>2</meta:editing-cycles>
    <meta:generator>OpenOffice/4.1.5$Win32 OpenOffice.org_project/415m1$Build-9789</meta:generator>
    <meta:document-statistic meta:table-count="3" meta:cell-count="20" meta:object-count="0"/>
  </office:meta>
</office:document-meta>
</file>